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ResourceCollectionContainer.clo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aseResourceCollectionContainer.clea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aseResourceCollectionContainer.dieOnCircularReference( Stack stk , Project p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BaseResourceCollectionContainer.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aseResourceCollectionContainer.addAll( Collection 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aseResourceCollectionContainer.is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ResourceCollectionContainer.getResourceColle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eResourceCollectionContainer.toString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BaseResourceCollectionContainer.setCache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ResourceCollectionContainer.isFilesystemOnly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BaseResourceCollectionContainer.cacheCollect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aseResourceCollectionContainer.itera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aseResourceCollectionContainer.add( ResourceCollection c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